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8c63" officeooo:paragraph-rsid="001d8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jest zwykły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24:59.409297158</meta:creation-date>
    <dc:date>2019-09-25T11:25:48.832435912</dc:date>
    <meta:editing-duration>PT51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6.0.7.3$Linux_X86_64 LibreOffice_project/00m0$Build-3</meta:generator>
  </office:meta>
</office:document-meta>
</file>